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5f5f9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5f5f9f"/>
    </style:style>
    <style:style style:name="ce7" style:family="table-cell" style:parent-style-name="Default">
      <style:table-cell-properties fo:background-color="#7fff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f5f5f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7fff00"/>
      <style:text-properties style:use-window-font-color="true"/>
    </style:style>
    <style:style style:name="ce10" style:family="table-cell" style:parent-style-name="Default">
      <style:table-cell-properties fo:background-color="#9f5f5f"/>
    </style:style>
    <style:style style:name="ce18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modulecontent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aching_material</text:p>
          </table:table-cell>
          <table:table-cell table:style-name="ce6" office:value-type="string" calcext:value-type="string">
            <text:p>array of string</text:p>
          </table:table-cell>
          <table:table-cell table:style-name="ce6"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sesment_parts</text:p>
          </table:table-cell>
          <table:table-cell table:style-name="ce9" office:value-type="string" calcext:value-type="string">
            <text:p>array of assesment_parts</text:p>
          </table:table-cell>
          <table:table-cell table:style-name="ce9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sesment_types</text:p>
          </table:table-cell>
          <table:table-cell table:style-name="ce10"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weight</text:p>
          </table:table-cell>
          <table:table-cell table:style-name="ce18"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13:27:24.00184983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21T13:41:07.533514005</dc:date>
    <meta:editing-duration>PT8H48M21S</meta:editing-duration>
    <meta:editing-cycles>66</meta:editing-cycles>
    <meta:generator>LibreOffice/5.4.3.2$Linux_X86_64 LibreOffice_project/40m0$Build-2</meta:generator>
    <dc:creator>Tobias Derksen</dc:creator>
    <meta:document-statistic meta:table-count="1" meta:cell-count="281" meta:object-count="0"/>
  </office:meta>
</office:document-meta>
</file>